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image-width="0cm" draw:fill-image-height="0cm" draw:textarea-vertical-align="midd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fo:min-height="2.45cm" fo:min-width="3.5cm"/>
    </style:style>
    <style:style style:name="gr5" style:family="graphic" style:parent-style-name="standard">
      <style:graphic-properties draw:fill-image-width="0cm" draw:fill-image-height="0cm" draw:textarea-vertical-align="middle"/>
    </style:style>
    <style:style style:name="gr6" style:family="graphic" style:parent-style-name="standard">
      <style:graphic-properties draw:fill-image-width="0cm" draw:fill-image-height="0cm" draw:textarea-horizontal-align="justify" draw:textarea-vertical-align="middle" draw:auto-grow-height="false" fo:min-height="4.35cm" fo:min-width="6.5cm"/>
    </style:style>
    <style:style style:name="gr7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1cm"/>
    </style:style>
    <style:style style:name="gr8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8.9cm"/>
    </style:style>
    <style:style style:name="gr9" style:family="graphic" style:parent-style-name="standard">
      <style:graphic-properties draw:fill-image-width="0cm" draw:fill-image-height="0cm"/>
    </style:style>
    <style:style style:name="gr10" style:family="graphic" style:parent-style-name="standard">
      <style:graphic-properties draw:fill-image-width="0cm" draw:fill-image-height="0cm" draw:textarea-horizontal-align="justify" draw:textarea-vertical-align="middle" draw:auto-grow-height="false" fo:min-height="3.5cm" fo:min-width="3.8cm"/>
    </style:style>
    <style:style style:name="gr11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2cm"/>
    </style:style>
    <style:style style:name="gr12" style:family="graphic" style:parent-style-name="standard">
      <style:graphic-properties draw:fill-image-width="0cm" draw:fill-image-height="0cm" draw:textarea-horizontal-align="justify" draw:textarea-vertical-align="middle" draw:auto-grow-height="false" fo:min-height="3.15cm" fo:min-width="4.1cm"/>
    </style:style>
    <style:style style:name="gr13" style:family="graphic" style:parent-style-name="standard">
      <style:graphic-properties draw:fill-image-width="0cm" draw:fill-image-height="0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15" style:family="graphic" style:parent-style-name="objectwithoutfill">
      <style:graphic-properties draw:marker-end="Arrow" draw:marker-end-width="0.3cm" draw:fill="none" draw:fill-image-width="0cm" draw:fill-image-height="0cm"/>
    </style:style>
    <style:style style:name="gr16" style:family="graphic" style:parent-style-name="standard">
      <style:graphic-properties draw:fill-image-width="0cm" draw:fill-image-height="0cm" draw:textarea-horizontal-align="justify" draw:textarea-vertical-align="middle" draw:auto-grow-height="false" fo:min-height="4.45cm" fo:min-width="7.5cm"/>
    </style:style>
    <style:style style:name="gr17" style:family="graphic" style:parent-style-name="standard">
      <style:graphic-properties draw:fill-image-width="0cm" draw:fill-image-height="0cm" draw:textarea-horizontal-align="justify" draw:textarea-vertical-align="middle" draw:auto-grow-height="false" fo:min-height="2.7cm" fo:min-width="2.75cm"/>
    </style:style>
    <style:style style:name="gr18" style:family="graphic" style:parent-style-name="standard">
      <style:graphic-properties draw:fill-image-width="0cm" draw:fill-image-height="0cm" draw:textarea-horizontal-align="justify" draw:textarea-vertical-align="middle" draw:auto-grow-height="false" fo:min-height="4.25cm" fo:min-width="7cm"/>
    </style:style>
    <style:style style:name="gr19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8.3cm"/>
    </style:style>
    <style:style style:name="gr20" style:family="graphic" style:parent-style-name="standard">
      <style:graphic-properties draw:fill-image-width="0cm" draw:fill-image-height="0cm" draw:textarea-horizontal-align="justify" draw:textarea-vertical-align="middle" draw:auto-grow-height="false" fo:min-height="2.8cm" fo:min-width="3.7cm"/>
    </style:style>
    <style:style style:name="gr21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7.5cm"/>
    </style:style>
    <style:style style:name="gr22" style:family="graphic" style:parent-style-name="standard">
      <style:graphic-properties draw:textarea-horizontal-align="justify" draw:textarea-vertical-align="middle" draw:auto-grow-height="false" fo:min-height="4.05cm" fo:min-width="7.1cm"/>
    </style:style>
    <style:style style:name="gr23" style:family="graphic" style:parent-style-name="standard">
      <style:graphic-properties draw:stroke="none" svg:stroke-color="#000000" draw:fill="none" draw:fill-color="#ffffff"/>
    </style:style>
    <style:style style:name="gr24" style:family="graphic" style:parent-style-name="standard">
      <style:graphic-properties draw:textarea-horizontal-align="justify" draw:textarea-vertical-align="middle" draw:auto-grow-height="false" fo:min-height="3.5cm" fo:min-width="4.05cm"/>
    </style:style>
    <style:style style:name="gr25" style:family="graphic" style:parent-style-name="objectwithoutfill">
      <style:graphic-properties draw:marker-end="Arrow" draw:marker-end-width="0.3cm" draw:fill="none"/>
    </style:style>
    <style:style style:name="gr26" style:family="graphic" style:parent-style-name="standard">
      <style:graphic-properties draw:textarea-horizontal-align="justify" draw:textarea-vertical-align="middle" draw:auto-grow-height="false" fo:min-height="5.15cm" fo:min-width="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image-width="0cm" draw:fill-image-height="0cm"/>
      <style:paragraph-properties fo:text-align="center"/>
    </style:style>
    <style:style style:name="P4" style:family="paragraph">
      <loext:graphic-properties draw:fill-image-width="0cm" draw:fill-image-height="0cm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image-width="0cm" draw:fill-image-height="0cm"/>
    </style:style>
    <style:style style:name="P6" style:family="paragraph">
      <loext:graphic-properties draw:fill="none" draw:fill-color="#ffffff" draw:fill-image-width="0cm" draw:fill-image-height="0cm"/>
    </style:style>
    <style:style style:name="P7" style:family="paragraph">
      <loext:graphic-properties draw:fill="none" draw:fill-image-width="0cm" draw:fill-image-heigh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cm" svg:height="2.1cm" svg:x="14cm" svg:y="1cm">
          <text:p text:style-name="P1"><text:span text:style-name="T1">Input origin station</text:span></text:p>
          <draw:enhanced-geometry svg:viewBox="0 0 21600 21600" draw:type="rectangle" draw:enhanced-path="M 0 0 L 21600 0 21600 21600 0 21600 0 0 Z N"/>
        </draw:custom-shape>
        <draw:custom-shape draw:style-name="standard" xml:id="id2" draw:id="id2" draw:layer="layout" svg:width="5.3cm" svg:height="3.1cm" svg:x="13.8cm" svg:y="4.3cm">
          <text:p text:style-name="P1"><text:span text:style-name="T1">Input desitination st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cm" svg:y1="3.1cm" svg:x2="16.45cm" svg:y2="4.3cm" draw:start-shape="id1" draw:start-glue-point="2" draw:end-shape="id2" draw:end-glue-point="0" svg:d="M16300 3100v600h150v600" svg:viewBox="0 0 151 1201">
          <text:p/>
        </draw:connector>
        <draw:connector draw:style-name="gr3" draw:text-style-name="P3" draw:layer="layout" svg:x1="16.45cm" svg:y1="7.4cm" svg:x2="18cm" svg:y2="8.8cm" draw:start-shape="id2" draw:start-glue-point="2" draw:end-shape="id3" svg:d="M16450 7400v700h1550v700" svg:viewBox="0 0 1551 1401">
          <text:p/>
        </draw:connector>
        <draw:custom-shape draw:style-name="gr4" draw:text-style-name="P4" xml:id="id4" draw:id="id4" draw:layer="layout" svg:width="8cm" svg:height="5.4cm" svg:x="6.6cm" svg:y="15.4cm">
          <text:p text:style-name="P1"><text:span text:style-name="T1">Is the origin index </text:span><text:span text:style-name="T1"><text:line-break/></text:span><text:span text:style-name="T1">less than the destin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0.6cm" svg:y1="15.4cm" svg:x2="13.3cm" svg:y2="11cm" draw:start-shape="id4" draw:start-glue-point="4" draw:end-shape="id3" draw:end-glue-point="3" svg:d="M10600 15400v-4400h2700" svg:viewBox="0 0 2701 4401">
          <text:p text:style-name="P1">Y</text:p>
        </draw:connector>
        <draw:custom-shape draw:style-name="gr6" draw:text-style-name="P4" xml:id="id5" draw:id="id5" draw:layer="layout" svg:width="7cm" svg:height="4.6cm" svg:x="2.4cm" svg:y="22.8cm">
          <text:p text:style-name="P1"><text:span text:style-name="T1">Go through the line forwards and </text:span><text:span text:style-name="T1"><text:line-break/></text:span><text:span text:style-name="T1">store the next s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6cm" svg:y1="18.1cm" svg:x2="5.9cm" svg:y2="22.8cm" draw:start-shape="id4" draw:start-glue-point="5" draw:end-shape="id5" svg:d="M6600 18100h-700v4700" svg:viewBox="0 0 701 4701">
          <text:p text:style-name="P1">Y</text:p>
        </draw:connector>
        <draw:custom-shape draw:style-name="gr7" draw:text-style-name="P3" xml:id="id6" draw:id="id6" draw:layer="layout" svg:width="7.6cm" svg:height="4.2cm" svg:x="14.5cm" svg:y="22.9cm">
          <text:p text:style-name="P1">Go through the line backwards and store<text:line-break/> the next station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9.4cm" svg:height="4.4cm" svg:x="13.3cm" svg:y="8.8cm">
          <text:p text:style-name="P1">Is origin station on the same line? 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6cm" svg:y1="18.1cm" svg:x2="18.3cm" svg:y2="22.9cm" draw:start-shape="id4" draw:start-glue-point="7" draw:end-shape="id6" svg:d="M14600 18100h3700v4800" svg:viewBox="0 0 3701 4801">
          <text:p>N</text:p>
        </draw:connector>
        <draw:custom-shape draw:style-name="gr10" draw:text-style-name="P3" xml:id="id7" draw:id="id7" draw:layer="layout" svg:width="8.6cm" svg:height="7.5cm" svg:x="32.7cm" svg:y="15.9cm">
          <text:p text:style-name="P1">Is richmond index <text:line-break/>greater than the origi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svg:x1="22.7cm" svg:y1="11cm" svg:x2="37cm" svg:y2="15.9cm" draw:start-shape="id3" draw:start-glue-point="1" draw:end-shape="id7" draw:end-glue-point="4" svg:d="M22700 11000h14300v4900" svg:viewBox="0 0 14301 4901">
          <text:p>N</text:p>
        </draw:connector>
        <draw:custom-shape draw:style-name="gr11" draw:text-style-name="P3" xml:id="id10" draw:id="id10" draw:layer="layout" svg:width="7.7cm" svg:height="4.2cm" svg:x="26.4cm" svg:y="23.2cm">
          <text:p text:style-name="P1">Go through the line forwards and store <text:line-break/>the next station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9.2cm" svg:height="6.8cm" svg:x="7.5cm" svg:y="29.3cm">
          <text:p text:style-name="P1">Has the destination station bee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6.7cm" svg:y1="32.7cm" svg:x2="18.3cm" svg:y2="27.1cm" draw:start-shape="id8" draw:start-glue-point="7" draw:end-shape="id6" svg:d="M16700 32700h1600v-5600" svg:viewBox="0 0 1601 5601">
          <text:p/>
        </draw:connector>
        <draw:connector draw:style-name="gr13" draw:text-style-name="P5" draw:layer="layout" svg:x1="12.1cm" svg:y1="36.1cm" svg:x2="22.1cm" svg:y2="25cm" draw:start-shape="id8" draw:start-glue-point="6" draw:end-shape="id6" draw:end-glue-point="1" svg:d="M12100 36100v502h10501v-11602h-501" svg:viewBox="0 0 10502 11603">
          <text:p/>
        </draw:connector>
        <draw:frame draw:style-name="gr14" draw:text-style-name="P6" draw:layer="layout" svg:width="2.5cm" svg:height="1.8cm" svg:x="23cm" svg:y="32cm">
          <draw:text-box>
            <text:p>N</text:p>
          </draw:text-box>
        </draw:frame>
        <draw:connector draw:style-name="gr13" draw:text-style-name="P5" draw:layer="layout" svg:x1="12.1cm" svg:y1="36.1cm" svg:x2="4.368cm" svg:y2="27.627cm" draw:start-shape="id8" draw:start-glue-point="6" svg:d="M12100 36100v502h-7732v-8975" svg:viewBox="0 0 7733 8976">
          <text:p/>
        </draw:connector>
        <draw:frame draw:style-name="gr14" draw:text-style-name="P6" draw:layer="layout" svg:width="1.5cm" svg:height="1.8cm" svg:x="4.9cm" svg:y="32.7cm">
          <draw:text-box>
            <text:p>N</text:p>
          </draw:text-box>
        </draw:frame>
        <draw:line draw:style-name="gr15" draw:text-style-name="P7" draw:layer="layout" svg:x1="4.3cm" svg:y1="29.6cm" svg:x2="4.3cm" svg:y2="27.3cm">
          <text:p/>
        </draw:line>
        <draw:line draw:style-name="gr15" draw:text-style-name="P7" draw:layer="layout" svg:x1="22.6cm" svg:y1="27.9cm" svg:x2="22.6cm" svg:y2="25.8cm">
          <text:p/>
        </draw:line>
        <draw:connector draw:style-name="gr13" draw:text-style-name="P5" draw:layer="layout" svg:x1="5.9cm" svg:y1="27.4cm" svg:x2="7.5cm" svg:y2="32.7cm" draw:start-shape="id5" draw:end-shape="id8" draw:end-glue-point="5" svg:d="M5900 27400v5300h1600" svg:viewBox="0 0 1601 5301">
          <text:p/>
        </draw:connector>
        <draw:custom-shape draw:style-name="gr16" draw:text-style-name="P3" xml:id="id9" draw:id="id9" draw:layer="layout" svg:width="8cm" svg:height="4.7cm" svg:x="8.8cm" svg:y="39cm">
          <text:p text:style-name="P1">Print out station list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2.1cm" svg:y1="36.1cm" svg:x2="12.8cm" svg:y2="39cm" draw:start-shape="id8" draw:start-glue-point="6" draw:end-shape="id9" svg:d="M12100 36100v1451h700v1449" svg:viewBox="0 0 701 2901">
          <text:p/>
        </draw:connector>
        <draw:frame draw:style-name="gr14" draw:text-style-name="P6" draw:layer="layout" svg:width="1.5cm" svg:height="1.1cm" svg:x="13.3cm" svg:y="37.6cm">
          <draw:text-box>
            <text:p>Y</text:p>
          </draw:text-box>
        </draw:frame>
        <draw:custom-shape draw:style-name="gr17" draw:text-style-name="P3" xml:id="id12" draw:id="id12" draw:layer="layout" svg:width="6.5cm" svg:height="5.9cm" svg:x="34.3cm" svg:y="28.2cm">
          <text:p text:style-name="P1">Is the station 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3" xml:id="id11" draw:id="id11" draw:layer="layout" svg:width="7.5cm" svg:height="4.5cm" svg:x="42.9cm" svg:y="23.4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2.7cm" svg:y1="19.65cm" svg:x2="30.25cm" svg:y2="23.2cm" draw:start-shape="id7" draw:start-glue-point="5" draw:end-shape="id10" svg:d="M32700 19650h-2450v3550" svg:viewBox="0 0 2451 3551">
          <text:p/>
        </draw:connector>
        <draw:connector draw:style-name="gr9" draw:text-style-name="P5" draw:layer="layout" svg:x1="41.3cm" svg:y1="19.65cm" svg:x2="46.65cm" svg:y2="23.4cm" draw:start-shape="id7" draw:start-glue-point="7" draw:end-shape="id11" draw:end-glue-point="0" svg:d="M41300 19650h5350v3750" svg:viewBox="0 0 5351 3751">
          <text:p>N</text:p>
        </draw:connector>
        <draw:frame draw:style-name="gr14" draw:text-style-name="P6" draw:layer="layout" svg:width="1.6cm" svg:height="1.2cm" svg:x="27.8cm" svg:y="21cm">
          <draw:text-box>
            <text:p>Y</text:p>
          </draw:text-box>
        </draw:frame>
        <draw:connector draw:style-name="gr13" draw:text-style-name="P5" draw:layer="layout" svg:x1="30.25cm" svg:y1="27.4cm" svg:x2="34.3cm" svg:y2="31.15cm" draw:start-shape="id10" draw:start-glue-point="2" draw:end-shape="id12" draw:end-glue-point="5" svg:d="M30250 27400v3750h4050" svg:viewBox="0 0 4051 3751">
          <text:p/>
        </draw:connector>
        <draw:connector draw:style-name="gr13" draw:text-style-name="P5" draw:layer="layout" svg:x1="46.65cm" svg:y1="27.9cm" svg:x2="40.8cm" svg:y2="31.15cm" draw:start-shape="id11" draw:start-glue-point="2" draw:end-shape="id12" draw:end-glue-point="7" svg:d="M46650 27900v3250h-5850" svg:viewBox="0 0 5851 3251">
          <text:p/>
        </draw:connector>
        <draw:connector draw:style-name="gr13" draw:text-style-name="P5" draw:layer="layout" svg:x1="37.55cm" svg:y1="34.1cm" svg:x2="50.4cm" svg:y2="25.65cm" draw:start-shape="id12" draw:start-glue-point="6" draw:end-shape="id11" draw:end-glue-point="1" svg:d="M37550 34100v502h13351v-8952h-501" svg:viewBox="0 0 13352 8953">
          <text:p/>
        </draw:connector>
        <draw:connector draw:style-name="gr13" draw:text-style-name="P5" draw:layer="layout" svg:x1="37.55cm" svg:y1="34.1cm" svg:x2="26.4cm" svg:y2="25.3cm" draw:start-shape="id12" draw:start-glue-point="6" draw:end-shape="id10" draw:end-glue-point="3" svg:d="M37550 34100v502h-11651v-9302h501" svg:viewBox="0 0 11652 9303">
          <text:p/>
        </draw:connector>
        <draw:frame draw:style-name="gr14" draw:text-style-name="P6" draw:layer="layout" svg:width="1.7cm" svg:height="1.2cm" svg:x="30.2cm" svg:y="33.4cm">
          <draw:text-box>
            <text:p>N</text:p>
          </draw:text-box>
        </draw:frame>
        <draw:frame draw:style-name="gr14" draw:text-style-name="P6" draw:layer="layout" svg:width="2cm" svg:height="1.2cm" svg:x="45.3cm" svg:y="33.2cm">
          <draw:text-box>
            <text:p>N</text:p>
          </draw:text-box>
        </draw:frame>
        <draw:line draw:style-name="gr15" draw:text-style-name="P7" draw:layer="layout" svg:x1="25.9cm" svg:y1="29.3cm" svg:x2="25.9cm" svg:y2="25.7cm">
          <text:p/>
        </draw:line>
        <draw:line draw:style-name="gr15" draw:text-style-name="P7" draw:layer="layout" svg:x1="50.9cm" svg:y1="30.1cm" svg:x2="50.9cm" svg:y2="26.5cm">
          <text:p/>
        </draw:line>
        <draw:custom-shape draw:style-name="gr19" draw:text-style-name="P3" xml:id="id13" draw:id="id13" draw:layer="layout" svg:width="8.8cm" svg:height="4.2cm" svg:x="33.5cm" svg:y="37.1cm">
          <text:p text:style-name="P1">Change lines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7.503cm" svg:y1="34.672cm" svg:x2="37.9cm" svg:y2="37.1cm" draw:end-shape="id13" svg:d="M37503 34672v964h397v1464" svg:viewBox="0 0 398 2429">
          <text:p/>
        </draw:connector>
        <draw:custom-shape draw:style-name="gr20" draw:text-style-name="P3" xml:id="id14" draw:id="id14" draw:layer="layout" svg:width="8.4cm" svg:height="6.1cm" svg:x="33.5cm" svg:y="43cm">
          <text:p text:style-name="P1">Is the destination station greater than <text:line-break/>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37.9cm" svg:y1="41.3cm" svg:x2="37.7cm" svg:y2="43cm" draw:start-shape="id13" draw:start-glue-point="2" draw:end-shape="id14" svg:d="M37900 41300v850h-200v850" svg:viewBox="0 0 201 1701">
          <text:p/>
        </draw:connector>
        <draw:custom-shape draw:style-name="gr21" draw:text-style-name="P3" xml:id="id15" draw:id="id15" draw:layer="layout" svg:width="8cm" svg:height="4.4cm" svg:x="24.8cm" svg:y="48.5cm">
          <text:p text:style-name="P1">Go through the line forwards and store <text:line-break/>the next station </text:p>
          <draw:enhanced-geometry svg:viewBox="0 0 21600 21600" draw:type="rectangle" draw:enhanced-path="M 0 0 L 21600 0 21600 21600 0 21600 0 0 Z N"/>
        </draw:custom-shape>
        <draw:connector draw:style-name="standard" draw:layer="layout" svg:x1="33.5cm" svg:y1="46.05cm" svg:x2="28.8cm" svg:y2="48.5cm" draw:start-shape="id14" draw:start-glue-point="5" draw:end-shape="id15" svg:d="M33500 46050h-4700v2450" svg:viewBox="0 0 4701 2451">
          <text:p/>
        </draw:connector>
        <draw:custom-shape draw:style-name="gr22" draw:text-style-name="P1" xml:id="id16" draw:id="id16" draw:layer="layout" svg:width="7.6cm" svg:height="4.3cm" svg:x="43.9cm" svg:y="48.7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standard" draw:layer="layout" svg:x1="41.9cm" svg:y1="46.05cm" svg:x2="47.7cm" svg:y2="48.7cm" draw:start-shape="id14" draw:start-glue-point="7" draw:end-shape="id16" draw:end-glue-point="0" svg:d="M41900 46050h5800v2650" svg:viewBox="0 0 5801 2651">
          <text:p/>
        </draw:connector>
        <draw:frame draw:style-name="gr23" draw:text-style-name="P8" draw:layer="layout" svg:width="1.4cm" svg:height="1.1cm" svg:x="29.4cm" svg:y="46.7cm">
          <draw:text-box>
            <text:p>Y</text:p>
          </draw:text-box>
        </draw:frame>
        <draw:frame draw:style-name="gr23" draw:text-style-name="P8" draw:layer="layout" svg:width="1.4cm" svg:height="1.1cm" svg:x="45.2cm" svg:y="47.2cm">
          <draw:text-box>
            <text:p>N</text:p>
          </draw:text-box>
        </draw:frame>
        <draw:custom-shape draw:style-name="gr24" draw:text-style-name="P1" xml:id="id17" draw:id="id17" draw:layer="layout" svg:width="9.1cm" svg:height="7.5cm" svg:x="33.6cm" svg:y="53.2cm">
          <text:p text:style-name="P1">Is the station the destinatio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layer="layout" svg:x1="28.8cm" svg:y1="52.9cm" svg:x2="33.6cm" svg:y2="56.95cm" draw:start-shape="id15" draw:end-shape="id17" draw:end-glue-point="5" svg:d="M28800 52900v4050h4800" svg:viewBox="0 0 4801 4051">
          <text:p/>
        </draw:connector>
        <draw:connector draw:style-name="standard" draw:layer="layout" svg:x1="47.7cm" svg:y1="53cm" svg:x2="42.7cm" svg:y2="56.95cm" draw:start-shape="id16" draw:start-glue-point="2" draw:end-shape="id17" draw:end-glue-point="7" svg:d="M47700 53000v3950h-5000" svg:viewBox="0 0 5001 3951">
          <text:p/>
        </draw:connector>
        <draw:connector draw:style-name="standard" draw:layer="layout" svg:x1="38.15cm" svg:y1="60.7cm" svg:x2="24.8cm" svg:y2="50.7cm" draw:start-shape="id17" draw:start-glue-point="6" draw:end-shape="id15" draw:end-glue-point="3" svg:d="M38150 60700v502h-13851v-10502h501" svg:viewBox="0 0 13852 10503">
          <text:p/>
        </draw:connector>
        <draw:connector draw:style-name="standard" draw:layer="layout" svg:x1="38.15cm" svg:y1="60.7cm" svg:x2="51.5cm" svg:y2="50.85cm" draw:start-shape="id17" draw:start-glue-point="6" draw:end-shape="id16" draw:end-glue-point="1" svg:d="M38150 60700v502h13851v-10352h-501" svg:viewBox="0 0 13852 10353">
          <text:p/>
        </draw:connector>
        <draw:frame draw:style-name="gr23" draw:text-style-name="P8" draw:layer="layout" svg:width="1.3cm" svg:height="1.1cm" svg:x="25.1cm" svg:y="59.3cm">
          <draw:text-box>
            <text:p>N</text:p>
          </draw:text-box>
        </draw:frame>
        <draw:frame draw:style-name="gr23" draw:text-style-name="P8" draw:layer="layout" svg:width="2.4cm" svg:height="0.9cm" svg:x="46.8cm" svg:y="60cm">
          <draw:text-box>
            <text:p>N</text:p>
          </draw:text-box>
        </draw:frame>
        <draw:line draw:style-name="gr25" draw:text-style-name="P9" draw:layer="layout" svg:x1="24.4cm" svg:y1="56.3cm" svg:x2="24.3cm" svg:y2="52.8cm">
          <text:p/>
        </draw:line>
        <draw:line draw:style-name="gr25" draw:text-style-name="P9" draw:layer="layout" svg:x1="52cm" svg:y1="55.9cm" svg:x2="52cm" svg:y2="52.9cm">
          <text:p/>
        </draw:line>
        <draw:custom-shape draw:style-name="gr26" draw:text-style-name="P1" xml:id="id18" draw:id="id18" draw:layer="layout" svg:width="9.5cm" svg:height="5.4cm" svg:x="33.6cm" svg:y="64.5cm">
          <text:p text:style-name="P1">Print station list</text:p>
          <draw:enhanced-geometry svg:viewBox="0 0 21600 21600" draw:type="rectangle" draw:enhanced-path="M 0 0 L 21600 0 21600 21600 0 21600 0 0 Z N"/>
        </draw:custom-shape>
        <draw:connector draw:style-name="standard" draw:layer="layout" svg:x1="38.206cm" svg:y1="61.171cm" svg:x2="38.35cm" svg:y2="64.5cm" draw:end-shape="id18" svg:d="M38206 61171v1414h144v1915" svg:viewBox="0 0 145 3330">
          <text:p/>
        </draw:connector>
        <draw:frame draw:style-name="gr23" draw:text-style-name="P8" draw:layer="layout" svg:width="1.1cm" svg:height="0.9cm" svg:x="39.1cm" svg:y="62.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2.85cm" fo:min-width="4.8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9:56:00.119625404</meta:creation-date>
    <dc:date>2017-12-09T15:27:29.651319732</dc:date>
    <meta:editing-duration>PT3H17M48S</meta:editing-duration>
    <meta:editing-cycles>6</meta:editing-cycles>
    <meta:generator>LibreOffice/5.1.6.2$Linux_X86_64 LibreOffice_project/10m0$Build-2</meta:generator>
    <meta:document-statistic meta:object-count="61"/>
  </office:meta>
</office:document-meta>
</file>